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6097in" table:align="left"/>
    </style:style>
    <style:style style:name="Table1.A" style:family="table-column">
      <style:table-column-properties style:column-width="0.6097in"/>
    </style:style>
    <style:style style:name="Table1.A1" style:family="table-cell">
      <style:table-cell-properties style:vertical-align="middle" fo:background-color="#ffffcc" fo:padding="0.0194in" fo:border="0.05pt solid #000000">
        <style:background-image/>
      </style:table-cell-properties>
    </style:style>
    <style:style style:name="Table1.A2" style:family="table-cell">
      <style:table-cell-properties style:vertical-align="middle" fo:padding="0.0194in" fo:border="0.05pt solid #000000"/>
    </style:style>
    <style:style style:name="Table1.A4" style:family="table-cell">
      <style:table-cell-properties style:vertical-align="middle" fo:padding="0.0194in" fo:border="0.05pt solid #000000"/>
    </style:style>
    <style:style style:name="Table2" style:family="table">
      <style:table-properties style:width="0.5264in" table:align="left"/>
    </style:style>
    <style:style style:name="Table2.A" style:family="table-column">
      <style:table-column-properties style:column-width="0.5264in"/>
    </style:style>
    <style:style style:name="Table2.A1" style:family="table-cell">
      <style:table-cell-properties style:vertical-align="middle" fo:background-color="#ffffcc" fo:padding="0.0194in" fo:border="0.05pt solid #000000">
        <style:background-image/>
      </style:table-cell-properties>
    </style:style>
    <style:style style:name="Table2.A2" style:family="table-cell">
      <style:table-cell-properties style:vertical-align="middle" fo:padding="0.0194in" fo:border="0.05pt solid #000000"/>
    </style:style>
    <style:style style:name="Table2.A4" style:family="table-cell">
      <style:table-cell-properties style:vertical-align="middle" fo:padding="0.0194in" fo:border="0.05pt solid #000000"/>
    </style:style>
    <style:style style:name="Table3" style:family="table">
      <style:table-properties style:width="0.5993in" table:align="left"/>
    </style:style>
    <style:style style:name="Table3.A" style:family="table-column">
      <style:table-column-properties style:column-width="0.5993in"/>
    </style:style>
    <style:style style:name="Table3.A1" style:family="table-cell">
      <style:table-cell-properties style:vertical-align="middle" fo:background-color="#ffffcc" fo:padding="0.0194in" fo:border="0.05pt solid #000000">
        <style:background-image/>
      </style:table-cell-properties>
    </style:style>
    <style:style style:name="Table3.A2" style:family="table-cell">
      <style:table-cell-properties style:vertical-align="middle" fo:padding="0.0194in" fo:border="0.05pt solid #000000"/>
    </style:style>
    <style:style style:name="Table3.A4" style:family="table-cell">
      <style:table-cell-properties style:vertical-align="middle" fo:padding="0.0194in" fo:border="0.05pt solid #000000"/>
    </style:style>
    <style:style style:name="P1" style:family="paragraph" style:parent-style-name="Text_20_body">
      <style:paragraph-properties fo:margin-left="0in" fo:margin-right="0in" fo:margin-top="0in" fo:margin-bottom="0in" style:line-height-at-least="0.198in" fo:text-align="center" style:justify-single-word="false" fo:text-indent="0in" style:auto-text-indent="false" fo:padding="0in" fo:border="none" style:writing-mode="lr-tb"/>
    </style:style>
    <style:style style:name="P2" style:family="paragraph" style:parent-style-name="Text_20_body" style:list-style-name="L8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</style:style>
    <style:style style:name="P3" style:family="paragraph" style:parent-style-name="Text_20_body" style:list-style-name="L10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</style:style>
    <style:style style:name="P4" style:family="paragraph" style:parent-style-name="Text_20_body" style:list-style-name="L3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5" style:family="paragraph" style:parent-style-name="Text_20_body" style:list-style-name="L6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6" style:family="paragraph" style:parent-style-name="Text_20_body" style:list-style-name="L7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7" style:family="paragraph" style:parent-style-name="Text_20_body" style:list-style-name="L10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8" style:family="paragraph" style:parent-style-name="Text_20_body" style:list-style-name="L11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9" style:family="paragraph" style:parent-style-name="Text_20_body" style:list-style-name="L4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0" style:family="paragraph" style:parent-style-name="Text_20_body" style:list-style-name="L5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 style:writing-mode="lr-tb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2" style:family="paragraph" style:parent-style-name="Text_20_body" style:list-style-name="L14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4" style:family="paragraph" style:parent-style-name="Text_20_body" style:list-style-name="L14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6" style:family="paragraph" style:parent-style-name="Text_20_body" style:list-style-name="L9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7" style:family="paragraph" style:parent-style-name="Text_20_body" style:list-style-name="L16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18" style:family="paragraph" style:parent-style-name="Text_20_body" style:list-style-name="L1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0" style:family="paragraph" style:parent-style-name="Text_20_body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21" style:family="paragraph" style:parent-style-name="Text_20_body" style:list-style-name="L1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22" style:family="paragraph" style:parent-style-name="Text_20_body" style:list-style-name="L14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23" style:family="paragraph" style:parent-style-name="Text_20_body" style:list-style-name="L15">
      <style:paragraph-properties fo:margin-left="0in" fo:margin-right="0in" fo:margin-top="0in" fo:margin-bottom="0in" fo:line-height="140%" fo:text-align="start" style:justify-single-word="false" fo:text-indent="0in" style:auto-text-indent="false" fo:padding="0in" fo:border="none"/>
    </style:style>
    <style:style style:name="P24" style:family="paragraph" style:parent-style-name="Text_20_body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</style:style>
    <style:style style:name="P25" style:family="paragraph" style:parent-style-name="Text_20_body" style:list-style-name="L2">
      <style:paragraph-properties fo:margin-left="0in" fo:margin-right="0in" fo:margin-top="0in" fo:margin-bottom="0in" fo:line-height="140%" fo:text-align="center" style:justify-single-word="false" fo:text-indent="0in" style:auto-text-indent="false" fo:padding="0in" fo:border="none"/>
    </style:style>
    <style:style style:name="P26" style:family="paragraph" style:parent-style-name="Text_20_body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27" style:family="paragraph" style:parent-style-name="Text_20_body" style:list-style-name="L12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28" style:family="paragraph" style:parent-style-name="Text_20_body" style:list-style-name="L13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29" style:family="paragraph" style:parent-style-name="Text_20_body" style:list-style-name="L16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30" style:family="paragraph" style:parent-style-name="Text_20_body" style:list-style-name="L17">
      <style:paragraph-properties fo:margin-left="0in" fo:margin-right="0in" fo:margin-top="0in" fo:margin-bottom="0in" style:line-height-at-least="0.198in" fo:text-align="start" style:justify-single-word="false" fo:text-indent="0in" style:auto-text-indent="false" fo:padding="0in" fo:border="none"/>
    </style:style>
    <style:style style:name="P31" style:family="paragraph" style:parent-style-name="Text_20_body">
      <style:paragraph-properties fo:margin-left="0in" fo:margin-right="0in" fo:margin-top="0in" fo:margin-bottom="0in" style:line-height-at-least="0.198in" fo:text-align="center" style:justify-single-word="false" fo:text-indent="0in" style:auto-text-indent="false" fo:padding="0in" fo:border="none"/>
    </style:style>
    <style:style style:name="P32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 fo:padding="0in" fo:border="none"/>
    </style:style>
    <style:style style:name="P33" style:family="paragraph" style:parent-style-name="Heading_20_2">
      <style:text-properties fo:font-variant="normal" fo:text-transform="none" fo:color="#000000" style:font-name="Trebuchet MS" fo:letter-spacing="normal" fo:font-style="normal" fo:font-weight="bold"/>
    </style:style>
    <style:style style:name="P34" style:family="paragraph" style:parent-style-name="Table_20_Contents">
      <style:paragraph-properties fo:margin-left="0in" fo:margin-right="0in" fo:margin-top="0in" fo:margin-bottom="0in" fo:text-indent="0in" style:auto-text-indent="false"/>
      <style:text-properties fo:font-size="10pt"/>
    </style:style>
    <style:style style:name="P35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Trebuchet MS" fo:font-size="10pt"/>
    </style:style>
    <style:style style:name="P36" style:family="paragraph" style:parent-style-name="Table_20_Contents">
      <style:paragraph-properties fo:margin-top="0in" fo:margin-bottom="0in"/>
      <style:text-properties fo:font-size="10pt"/>
    </style:style>
    <style:style style:name="T1" style:family="text">
      <style:text-properties fo:font-variant="normal" fo:text-transform="none" fo:color="#000000" style:font-name="Trebuchet MS" fo:font-size="18pt" fo:letter-spacing="normal" fo:font-style="normal" fo:font-weight="bold"/>
    </style:style>
    <style:style style:name="T2" style:family="text">
      <style:text-properties fo:font-variant="normal" fo:text-transform="none" fo:color="#000000" style:font-name="Trebuchet MS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Trebuchet MS" fo:font-size="10.5pt" fo:letter-spacing="normal" fo:font-style="normal" fo:font-weight="bold"/>
    </style:style>
    <style:style style:name="T4" style:family="text">
      <style:text-properties fo:font-variant="normal" fo:text-transform="none" fo:color="#000000" style:font-name="Trebuchet MS" fo:font-size="10.5pt" fo:letter-spacing="normal" fo:font-style="italic" fo:font-weight="normal"/>
    </style:style>
    <style:style style:name="T5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Trebuchet MS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Trebuchet MS" fo:font-size="12pt" fo:letter-spacing="normal" fo:font-style="italic" fo:font-weight="bold"/>
    </style:style>
    <style:style style:name="T8" style:family="text">
      <style:text-properties fo:font-variant="normal" fo:text-transform="none" fo:color="#000000" style:font-name="Trebuchet MS" fo:font-size="14pt" fo:letter-spacing="normal" fo:font-style="normal" fo:font-weight="bold"/>
    </style:style>
    <style:style style:name="T9" style:family="text">
      <style:text-properties fo:font-variant="normal" fo:text-transform="none" fo:color="#bf3503" style:text-line-through-style="none" style:font-name="Trebuchet MS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bf3503" style:text-line-through-style="none" style:font-name="Trebuchet MS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bf3503" style:text-line-through-style="none" style:font-name="Trebuchet MS" fo:font-size="10.5pt" fo:letter-spacing="normal" fo:font-style="italic" style:text-underline-style="none" fo:font-weight="bold" style:text-blinking="false"/>
    </style:style>
    <style:style style:name="T12" style:family="text">
      <style:text-properties fo:font-variant="normal" fo:text-transform="none" fo:color="#ff0000" style:font-name="Trebuchet MS" fo:font-size="10.5pt" fo:letter-spacing="normal" fo:font-style="normal" fo:font-weight="bold"/>
    </style:style>
    <style:style style:name="T13" style:family="text">
      <style:text-properties fo:font-variant="normal" fo:text-transform="none" fo:color="#ff0000" style:font-name="Trebuchet MS" fo:font-size="10.5pt" fo:letter-spacing="normal" fo:font-style="italic" fo:font-weight="bold"/>
    </style:style>
    <style:style style:name="T14" style:family="text">
      <style:text-properties fo:font-variant="normal" fo:text-transform="none" fo:color="#ff0000" style:font-name="Trebuchet MS" fo:font-size="12pt" fo:letter-spacing="normal" fo:font-style="normal" fo:font-weight="bold"/>
    </style:style>
    <style:style style:name="T15" style:family="text">
      <style:text-properties fo:font-variant="normal" fo:text-transform="none" fo:color="#ff0000" style:font-name="Trebuchet MS" fo:font-size="14pt" fo:letter-spacing="normal" fo:font-style="italic" fo:font-weight="bold"/>
    </style:style>
    <style:style style:name="T16" style:family="text">
      <style:text-properties fo:font-variant="normal" fo:text-transform="none" fo:color="#ff0000" style:font-name="Trebuchet MS" fo:font-size="14pt" fo:letter-spacing="normal" fo:font-style="normal" fo:font-weight="bold"/>
    </style:style>
    <style:style style:name="T17" style:family="text">
      <style:text-properties fo:font-variant="normal" fo:text-transform="none" fo:color="#0000ff" style:font-name="Trebuchet MS" fo:font-size="10.5pt" fo:letter-spacing="normal" fo:font-style="italic" fo:font-weight="bold"/>
    </style:style>
    <style:style style:name="T18" style:family="text">
      <style:text-properties fo:font-variant="normal" fo:text-transform="none" fo:color="#777777" style:font-name="Trebuchet MS" fo:letter-spacing="normal" fo:font-style="normal" fo:font-weight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<text:bookmark text:name="pageheading"/>Especificação do Segundo Trabalho</text:h>
      <text:p text:style-name="P1"><text:span text:style-name="Strong_20_Emphasis"><text:span text:style-name="T1">Hospital em ICMCTown</text:span></text:span></text:p>
      <text:p text:style-name="P11">O prefeito de ICMCTown quer contruir um hospital na cidade, que não possui nenhum. Como você é considerado um gênio da computação na cidade, ele te pediu para ajudar a escolher o local perfeito onde o hospital vai ser construído. O hospital deve ser construído de tal forma que a maior distância entre uma casa e o hospital seja a mínima possível.</text:p>
      <text:p text:style-name="P20"><text:span text:style-name="T2">O sistema de ruas de ICMCTown é representado por </text:span><text:span text:style-name="Strong_20_Emphasis"><text:span text:style-name="T3">n</text:span></text:span><text:span text:style-name="T2"> junções (ou esquinas), conectadas por </text:span><text:span text:style-name="Strong_20_Emphasis"><text:span text:style-name="T3">m</text:span></text:span><text:span text:style-name="T2"> ruas bidirecionais. Para cada rua, nós conhecemos sua extensão. Nós também sabemos que é possível chegar de uma junção para qualquer outra se movendo pelas ruas.</text:span></text:p>
      <text:p text:style-name="P11">Sua tarefa é descobrir a localização do hospital, tal que a distância mais curta percorrida pelas ruas da cidade entre o hospital e a junção mais distante seja mínima. Existem duas possibilidades de se resolver este problema, o jeito fácil (valendo 10 pontos) e o desafio (valendo 12 pontos).</text:p>
      <text:p text:style-name="P11"><text:span text:style-name="T19">Valendo 10 pontos:</text:span> O hospital deve estar localizado em uma junção obrigatoriamente.</text:p>
      <text:p text:style-name="P24"><text:span text:style-name="Strong_20_Emphasis"><text:span text:style-name="T1">ou</text:span></text:span></text:p>
      <text:p text:style-name="P11"><text:span text:style-name="T19">Valendo 12 pontos: </text:span>O hospital pode estar localizado em qualquer ponto da rua, não apenas nas junções.</text:p>
      <text:p text:style-name="P26"><text:span text:style-name="Strong_20_Emphasis"><text:span text:style-name="T3">Entrada</text:span></text:span></text:p>
      <text:p text:style-name="P26"><text:span text:style-name="T2">A primeira linha contém dois inteiros </text:span><text:span text:style-name="Strong_20_Emphasis"><text:span text:style-name="T3">n</text:span></text:span><text:span text:style-name="T2"> e </text:span><text:span text:style-name="Strong_20_Emphasis"><text:span text:style-name="T3">m</text:span></text:span><text:span text:style-name="T2"> (2 ≤ </text:span><text:span text:style-name="Emphasis"><text:span text:style-name="T4">n ≤ </text:span></text:span><text:span text:style-name="T2">200; n-1 ≤ m ≤ (n(n-1))/2) - o número de junções e o número de ruas, respectivamente. Então, </text:span><text:span text:style-name="Strong_20_Emphasis"><text:span text:style-name="T3">m</text:span></text:span><text:span text:style-name="T2"> linhas seguem, descrevendo todas as ruas de Bertown. Cada rua é descrita por três inteiros Ai, Bi, Wi (1 ≤ Ai, Bi ≤ n, Ai ≠ Bi; 1 ≤ Wi ≤ 10^5), onde Ai e Bi são os números das junções, conectadas pela i-ésima rua, e Wi é o comprimento da i-ésima rua.</text:span></text:p>
      <text:p text:style-name="P15">É garantido que cada rua conecta duas junções distintas, existe somente uma rua entre duas junções, e sempre há um caminho entre duas junções.</text:p>
      <text:p text:style-name="P20"><text:span text:style-name="Strong_20_Emphasis"><text:span text:style-name="T3">Saída</text:span></text:span></text:p>
      <text:p text:style-name="P15">Imprima um número real único - a menor distância da localização ótima do hospital para a junção mais distante dele. A resposta será considerada correta se o erro absoluto ou relativo não exceder 10^-9.</text:p>
      <text:p text:style-name="P26"><text:span text:style-name="Strong_20_Emphasis"><text:span text:style-name="T3">Exemplos (para o desafio)</text:span></text:span></text:p>
      <text:p text:style-name="P15"><draw:frame draw:style-name="fr1" draw:name="Frame1" text:anchor-type="paragraph" svg:width="0.6098in" draw:z-index="0"><draw:text-box fo:min-height="0in"><table:table table:name="Table1" table:style-name="Table1"><table:table-column table:style-name="Table1.A"/><table:table-row><table:table-cell table:style-name="Table1.A1" office:value-type="string"><text:p text:style-name="P34">Entrada</text:p></table:table-cell></table:table-row><table:table-row><table:table-cell table:style-name="Table1.A2" office:value-type="string"><text:p text:style-name="P35">2 1</text:p><text:p text:style-name="P35">1 2 1</text:p></table:table-cell></table:table-row><table:table-row><table:table-cell table:style-name="Table1.A1" office:value-type="string"><text:p text:style-name="P34">Saída</text:p></table:table-cell></table:table-row><table:table-row><table:table-cell table:style-name="Table1.A4" office:value-type="string"><text:p text:style-name="P36">0.50</text:p></table:table-cell></table:table-row></table:table></draw:text-box></draw:frame><draw:frame draw:style-name="fr1" draw:name="Frame2" text:anchor-type="paragraph" svg:width="0.5264in" draw:z-index="1"><draw:text-box fo:min-height="0in"><table:table table:name="Table2" table:style-name="Table2"><table:table-column table:style-name="Table2.A"/><table:table-row><table:table-cell table:style-name="Table2.A1" office:value-type="string"><text:p text:style-name="P34">Entrada</text:p></table:table-cell></table:table-row><table:table-row><table:table-cell table:style-name="Table2.A2" office:value-type="string"><text:p text:style-name="P35">3 3</text:p><text:p text:style-name="P35">1 2 1</text:p><text:p text:style-name="P35">2 3 1</text:p><text:p text:style-name="P35">1 3 1</text:p></table:table-cell></table:table-row><table:table-row><table:table-cell table:style-name="Table2.A1" office:value-type="string"><text:p text:style-name="P34">Saída</text:p></table:table-cell></table:table-row><table:table-row><table:table-cell table:style-name="Table2.A4" office:value-type="string"><text:p text:style-name="P36">1.00</text:p></table:table-cell></table:table-row></table:table></draw:text-box></draw:frame><draw:frame draw:style-name="fr1" draw:name="Frame3" text:anchor-type="paragraph" svg:width="0.5992in" draw:z-index="2"><draw:text-box fo:min-height="0in"><table:table table:name="Table3" table:style-name="Table3"><table:table-column table:style-name="Table3.A"/><table:table-row><table:table-cell table:style-name="Table3.A1" office:value-type="string"><text:p text:style-name="P34">Entrada</text:p></table:table-cell></table:table-row><table:table-row><table:table-cell table:style-name="Table3.A2" office:value-type="string"><text:p text:style-name="P35">3 2</text:p><text:p text:style-name="P35">1 2 100</text:p><text:p text:style-name="P35">2 3 1</text:p></table:table-cell></table:table-row><table:table-row><table:table-cell table:style-name="Table3.A1" office:value-type="string"><text:p text:style-name="P34">Saída</text:p></table:table-cell></table:table-row><table:table-row><table:table-cell table:style-name="Table3.A4" office:value-type="string"><text:p text:style-name="P36">50.50</text:p></table:table-cell></table:table-row></table:table></draw:text-box></draw:frame><text:line-break/><text:line-break/><text:line-break/><text:line-break/><text:line-break/></text:p>
      <text:p text:style-name="P15"><text:line-break/>.</text:p>
      <text:p text:style-name="P15">.</text:p>
      <text:p text:style-name="P15">.</text:p>
      <text:p text:style-name="P24"><text:span text:style-name="Strong_20_Emphasis"><text:span text:style-name="T1">Dicas</text:span></text:span></text:p>
      <text:list xml:id="list1682846079" text:style-name="L1">
        <text:list-item>
          <text:p text:style-name="P18"><text:soft-page-break/>A cidade de ICMCTown é um grafo. Quais são os algoritmos de encontrar o menor caminho que vocês conhecem? Quais valem a pena paralelizar?</text:p>
        </text:list-item>
        <text:list-item>
          <text:p text:style-name="P21"><text:span text:style-name="T5">Consulte o material </text:span><text:a xlink:type="simple" xlink:href="http://adn.botao.hu/adn-backup/blog/attachments/month_0705/32007531153238.pdf"><text:span text:style-name="T9">http://adn.botao.hu/adn-backup/blog/attachments/month_0705/32007531153238.pdf</text:span></text:a><text:span text:style-name="T5">, problema C, para resolver o desafio.</text:span></text:p>
        </text:list-item>
      </text:list>
      <text:p text:style-name="P24"><text:span text:style-name="Strong_20_Emphasis"><text:span text:style-name="T1">Para os Programas</text:span></text:span></text:p>
      <text:list xml:id="list245967637" text:style-name="L2">
        <text:list-item>
          <text:p text:style-name="P25"><text:span text:style-name="T2">A entrada deve ser lida da entrada padrão e a saída deve ser escrita na saída padrão. Ou seja, não abra arquivos para leitura nem para escrita dos resultados. Leia os dados necessários utilizando </text:span><text:span text:style-name="Emphasis"><text:span text:style-name="T4">scanf</text:span></text:span><text:span text:style-name="T2"> e imprima os resultados necessários utilizando o </text:span><text:span text:style-name="Emphasis"><text:span text:style-name="T4">printf</text:span></text:span><text:span text:style-name="T2">. O programa deve ser executado da maneira abaixo. Assim, o </text:span><text:span text:style-name="Emphasis"><text:span text:style-name="T4">scanf </text:span></text:span><text:span text:style-name="T2">lerá os dados do arquivo </text:span><text:span text:style-name="Strong_20_Emphasis"><text:span text:style-name="T3">entrada.txt</text:span></text:span><text:span text:style-name="T2"> e o printf escreverá os dados no arquivo </text:span><text:span text:style-name="Strong_20_Emphasis"><text:span text:style-name="T3">saida.txt</text:span></text:span><text:span text:style-name="T2">:</text:span></text:p>
        </text:list-item>
      </text:list>
      <text:p text:style-name="P24"><text:span text:style-name="Strong_20_Emphasis"><text:span text:style-name="T3">./nomedoprograma &lt; entrada.txt &gt; saida.txt</text:span></text:span></text:p>
      <text:list xml:id="list750081838" text:style-name="L3">
        <text:list-item>
          <text:p text:style-name="P13">Fazer uma versão sequencial utilizando C</text:p>
        </text:list-item>
        <text:list-item>
          <text:p text:style-name="P4">Fazer uma versão paralela utilizando OpenMP e MPI</text:p>
        </text:list-item>
      </text:list>
      <text:list xml:id="list99616233" text:style-name="L4">
        <text:list-item>
          <text:p text:style-name="P9">Fazer um comparativo entre os algoritmos e entre as versões sequenciais e paralelas de cada um deles (Calcular o Speedup). Variem a quantidade de threads/processadores utilizados nos experimentos.</text:p>
        </text:list-item>
      </text:list>
      <text:list xml:id="list890409465" text:style-name="L5">
        <text:list-item>
          <text:p text:style-name="P10">Para calcular o tempo de execução do programa, utilize o comando no Linux:</text:p>
        </text:list-item>
      </text:list>
      <text:p text:style-name="P24"><text:span text:style-name="Strong_20_Emphasis"><text:span text:style-name="T3">/usr/bin/time -f "%e" ./nomedoprograma &lt; entrada.txt &gt; saida.txt</text:span></text:span></text:p>
      <text:list xml:id="list526506145" text:style-name="L6">
        <text:list-item>
          <text:p text:style-name="P5">Um relatório apresentando uma introdução sobre os algoritmos, os resultados obtidos, as soluções e uma conclusão. O relatório deve ter no mínimo 5 páginas e no máximo 10 páginas desconsiderando capas, indices e bibliografia. No máximo 1 página explicando o algoritmo e seus comentários. Ele deve conter o nome e o nº USP dos integrantes e o README mostrando como compilar e executar os códigos.</text:p>
        </text:list-item>
        <text:list-item>
          <text:p text:style-name="P5">Discuta as soluções, as dificuldades, os resultados obtidos, o hardware utilizado, a metodologia de execução dos experimentos, etc. Quanto melhor a discussão, melhor será sua nota. (Para obter informações do hardware das máquinas do cluster, utilize o comando abaixo).</text:p>
        </text:list-item>
      </text:list>
      <text:p text:style-name="P24"><text:span text:style-name="Strong_20_Emphasis"><text:span text:style-name="T3">phoronix-test-suite system-info</text:span></text:span></text:p>
      <text:list xml:id="list686591623" text:style-name="L7">
        <text:list-item>
          <text:p text:style-name="P6">Tente paralelizar ao máximo o problema, quanto melhor for sua solução e o Speedup, melhor será sua nota.</text:p>
        </text:list-item>
      </text:list>
      <text:list xml:id="list954535494" text:style-name="L8">
        <text:list-item>
          <text:p text:style-name="P2"><text:span text:style-name="T2">Para este trabalho </text:span><text:span text:style-name="Strong_20_Emphasis"><text:span text:style-name="T3">tudo</text:span></text:span><text:span text:style-name="T2"> deve ser </text:span><text:span text:style-name="Strong_20_Emphasis"><text:span text:style-name="T3">executado</text:span></text:span><text:span text:style-name="T2"> no </text:span><text:span text:style-name="Strong_20_Emphasis"><text:span text:style-name="T3">Cluster</text:span></text:span><text:span text:style-name="T2">, horários para utilização do cluster para realizar os experimentos finais serão especificados em momento oportuno. Aprendam a enviar e executar os programas no Cluster.</text:span></text:p>
        </text:list-item>
      </text:list>
      <text:list xml:id="list171809645" text:style-name="L9">
        <text:list-item>
          <text:p text:style-name="P16">O código deve ser bem comentado e conter o nome e o nº USP dos integrantes do grupo.</text:p>
        </text:list-item>
      </text:list>
      <text:list xml:id="list2116519388" text:style-name="L10">
        <text:list-item>
          <text:p text:style-name="P7">O relatório deve ser enviado via Moodle conforme combinado no primeiro dia de aula</text:p>
        </text:list-item>
        <text:list-item>
          <text:p text:style-name="P7">O relatório deve apresentar a forma de execução dos codigos (README)</text:p>
        </text:list-item>
        <text:list-item>
          <text:p text:style-name="P3"><text:span text:style-name="T2">É </text:span><text:span text:style-name="Strong_20_Emphasis"><text:span text:style-name="T3">fortemente</text:span></text:span><text:span text:style-name="T2"> recomendado que seja utilizado o template fornecido para o relatório.</text:span></text:p>
        </text:list-item>
      </text:list>
      <text:list xml:id="list258834550" text:style-name="L11">
        <text:list-item>
          <text:p text:style-name="P8">Utilizem gráficos e figuras no relatório, eles melhoram muito a legibilidade (e a sua nota).</text:p>
        </text:list-item>
      </text:list>
      <text:list xml:id="list1103698204" text:style-name="L12">
        <text:list-item>
          <text:p text:style-name="P27"><text:soft-page-break/><text:span text:style-name="T2">O relatório deverá ser entregue </text:span><text:span text:style-name="Strong_20_Emphasis"><text:span text:style-name="T3">SOMENTE</text:span></text:span><text:span text:style-name="T2"> no formato </text:span><text:span text:style-name="Strong_20_Emphasis"><text:span text:style-name="T3">PDF</text:span></text:span><text:span text:style-name="T2"> com o seguinte nome: </text:span><text:span text:style-name="Strong_20_Emphasis"><text:span text:style-name="T3">Relatorio2-grupoX-turmaY</text:span></text:span><text:span text:style-name="T2">, onde X é o número do grupo e Y representa a turma(A ou B).</text:span></text:p>
        </text:list-item>
        <text:list-item>
          <text:p text:style-name="P27"><text:span text:style-name="Strong_20_Emphasis"><text:span text:style-name="T3">Executar o código </text:span></text:span><text:span text:style-name="Strong_20_Emphasis"><text:span text:style-name="T12">no mínimo 10 vezes</text:span></text:span><text:span text:style-name="Strong_20_Emphasis"><text:span text:style-name="T3"> e calcular média, desvio padrão e intervalo de confiança</text:span></text:span></text:p>
          <text:list>
            <text:list-item>
              <text:p text:style-name="P27"><text:span text:style-name="Strong_20_Emphasis"><text:span text:style-name="T3">Mostar os resultados de cada execução e também o resultado da média das 10 execuções. </text:span></text:span></text:p>
            </text:list-item>
          </text:list>
        </text:list-item>
      </text:list>
      <text:list xml:id="list1793748152" text:style-name="L13">
        <text:list-item>
          <text:p text:style-name="P28"><text:span text:style-name="T2">Qualquer dúvida </text:span><text:span text:style-name="Strong_20_Emphasis"><text:span text:style-name="T3">procurem</text:span></text:span><text:span text:style-name="T2"> os </text:span><text:span text:style-name="Strong_20_Emphasis"><text:span text:style-name="T3">monitores</text:span></text:span><text:span text:style-name="T2">, não deixem para a </text:span><text:span text:style-name="Strong_20_Emphasis"><text:span text:style-name="T3">última hora</text:span></text:span><text:span text:style-name="T2">.</text:span></text:p>
        </text:list-item>
      </text:list>
      <text:p text:style-name="P24"><text:span text:style-name="Strong_20_Emphasis"><text:span text:style-name="T1">Avaliação</text:span></text:span></text:p>
      <text:list xml:id="list836924309" text:style-name="L14">
        <text:list-item>
          <text:p text:style-name="P14">As perguntas para o grupo serão relativas à forma de desenvolvimento, eficiências dos algoritmos, uso correto das ferramentas, legibilidade do código edocumentação e participação dos membros no desenvolvimento do trabalho.</text:p>
        </text:list-item>
        <text:list-item>
          <text:p text:style-name="P12">O número de perguntas será decidido no dia da apresentação</text:p>
        </text:list-item>
        <text:list-item>
          <text:p text:style-name="P12">Os horários das apresentações serão definidos em breve</text:p>
        </text:list-item>
        <text:list-item>
          <text:p text:style-name="P22"><text:span text:style-name="Strong_20_Emphasis"><text:span text:style-name="Emphasis"><text:span text:style-name="T13">Soluções híbridas (OpenMPI com OpenMP, OpenMPI com Pthreads), etc não são obrigatórias, </text:span></text:span></text:span><text:span text:style-name="Strong_20_Emphasis"><text:span text:style-name="Emphasis"><text:span text:style-name="T17">mas serão bonificadas caso o grupo desenvolver tal solução</text:span></text:span></text:span></text:p>
        </text:list-item>
      </text:list>
      <text:p text:style-name="P24"><text:span text:style-name="Strong_20_Emphasis"><text:span text:style-name="T1">Horário para Utilização do Cluster</text:span></text:span></text:p>
      <text:list xml:id="list131725461" text:style-name="L15">
        <text:list-item>
          <text:p text:style-name="P23"><text:span text:style-name="T5">Os </text:span><text:a xlink:type="simple" xlink:href="http://moodle.lasdpc.icmc.usp.br/mod/url/view.php?id=2964"><text:span text:style-name="T9">grupos</text:span></text:a><text:span text:style-name="T5"> podem fazer uso do cluster em duas situações:</text:span></text:p>
        </text:list-item>
      </text:list>
      <text:list xml:id="list1228367397" text:style-name="L16">
        <text:list-item>
          <text:list>
            <text:list-item>
              <text:p text:style-name="P17">Enquanto desenvolvem o trabalho, não há necessidade de agendamento. Ou seja, enquanto desenvolvem os códigos, testam as soluções, etc.</text:p>
            </text:list-item>
            <text:list-item>
              <text:p text:style-name="P29"><text:span text:style-name="Strong_20_Emphasis"><text:span text:style-name="T6">É obrigatório</text:span></text:span><text:span text:style-name="T5"> agendar um horário para testar a solução final, e coletar os dados que vão para o relatório. Para o horário agendado, somente um grupo poderá utlizar o cluster naquele instante. Ao solicitar o agendamento, considerar no formulário:</text:span></text:p>
            </text:list-item>
          </text:list>
        </text:list-item>
      </text:list>
      <text:p text:style-name="P20"><text:span text:style-name="Strong_20_Emphasis"><text:span text:style-name="Emphasis"><text:span text:style-name="T7">Subject</text:span></text:span></text:span><text:span text:style-name="T5">: Scheduling for using the cluster</text:span></text:p>
      <text:p text:style-name="P20"><text:span text:style-name="Strong_20_Emphasis"><text:span text:style-name="T6">First Name</text:span></text:span><text:span text:style-name="T5">: GrupoX (onde x é o número do grupo)</text:span></text:p>
      <text:p text:style-name="P20"><text:span text:style-name="Emphasis"><text:span text:style-name="Strong_20_Emphasis"><text:span text:style-name="T7">LastName</text:span></text:span></text:span><text:span text:style-name="T5">: TurmaY (onde Y é A ou B)</text:span></text:p>
      <text:p text:style-name="P20"><text:span text:style-name="Emphasis"><text:span text:style-name="Strong_20_Emphasis"><text:span text:style-name="T7">Advisor:</text:span></text:span></text:span><text:span text:style-name="T5"> </text:span><text:span text:style-name="Strong_20_Emphasis"><text:span text:style-name="T14">Other</text:span></text:span></text:p>
      <text:p text:style-name="P19">Para realizar o agendamento, acessar o link abaixo:</text:p>
      <text:p text:style-name="P24"><text:span text:style-name="Strong_20_Emphasis"><text:span text:style-name="Emphasis"><text:span text:style-name="T15">http://cluster.lasdpc.icmc.usp.br/contact</text:span></text:span></text:span></text:p>
      <text:p text:style-name="P24"><text:span text:style-name="Strong_20_Emphasis"><text:span text:style-name="T1">Google Code</text:span></text:span></text:p>
      <text:list xml:id="list1627466878" text:style-name="L17">
        <text:list-item>
          <text:p text:style-name="P30"><text:span text:style-name="T2">No Google Code criar a pasta </text:span><text:span text:style-name="Strong_20_Emphasis"><text:span text:style-name="T3">Trabalho2</text:span></text:span><text:span text:style-name="T2"> dentro da pasta trunk. Lembrando que os nomes dos </text:span><text:a xlink:type="simple" xlink:href="http://moodle.lasdpc.icmc.usp.br/mod/url/view.php?id=2964"><text:span text:style-name="T10">grupos</text:span></text:a><text:span text:style-name="T2"> devem estar no seguinte formato:  </text:span><text:a xlink:type="simple" xlink:href="http://code.google.com/p/pc2012-grupo-" office:target-frame-name="_blank" xlink:show="new"><text:span text:style-name="Strong_20_Emphasis"><text:span text:style-name="Emphasis"><text:span text:style-name="T11">pc2014-grupox</text:span></text:span></text:span></text:a><text:span text:style-name="Strong_20_Emphasis"><text:span text:style-name="T3">-turmay</text:span></text:span></text:p>
        </text:list-item>
      </text:list>
      <text:p text:style-name="P31"><text:span text:style-name="Strong_20_Emphasis"><text:span text:style-name="T1">Prazos</text:span></text:span></text:p>
      <text:p text:style-name="P31"><text:span text:style-name="Strong_20_Emphasis"><text:span text:style-name="T8">Relatório e Códigos</text:span></text:span></text:p>
      <text:p text:style-name="P31"><text:span text:style-name="Strong_20_Emphasis"><text:span text:style-name="T16">11/05/14</text:span></text:span></text:p>
      <text:p text:style-name="P31"><text:span text:style-name="Strong_20_Emphasis"><text:span text:style-name="T16">12:00h</text:span></text:span></text:p>
      <text:p text:style-name="P32"><text:span text:style-name="T18">Última atualização: segunda, 7 abril 2014, 15: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 MS" svg:font-family="'Trebuchet MS'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3T20:33:09</dc:date>
    <dc:creator>Fernando Candiani</dc:creator>
    <meta:document-statistic meta:table-count="3" meta:image-count="0" meta:object-count="0" meta:page-count="3" meta:paragraph-count="83" meta:word-count="1091" meta:character-count="6095" meta:non-whitespace-character-count="5485"/>
    <meta:generator>LibreOffice/3.5$Linux_X86_64 LibreOffice_project/350m1$Build-2</meta:generator>
  </office:meta>
</office:document-meta>
</file>